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paragraph-properties fo:margin-left="0in" fo:margin-right="0in" fo:margin-top="0in" fo:margin-bottom="0in" fo:line-height="100%" fo:text-indent="0in" style:auto-text-indent="false"/>
    </style:style>
    <style:style style:name="P7"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name-complex="Times New Roman1" style:font-size-complex="10.5pt"/>
    </style:style>
    <style:style style:name="P8" style:family="paragraph" style:parent-style-name="Standard">
      <style:paragraph-properties fo:margin-top="0in" fo:margin-bottom="0in" fo:line-height="100%"/>
      <style:text-properties style:font-name="Georgia" fo:font-size="10.5pt" style:font-size-asian="10.5pt" style:font-size-complex="10.5pt"/>
    </style:style>
    <style:style style:name="P9" style:family="paragraph" style:parent-style-name="Standard">
      <style:paragraph-properties fo:margin-top="0in" fo:margin-bottom="0in" fo:line-height="100%"/>
    </style:style>
    <style:style style:name="P10" style:family="paragraph" style:parent-style-name="Standard">
      <style:paragraph-properties fo:margin-top="0in" fo:margin-bottom="0in" fo:line-height="100%"/>
      <style:text-properties fo:color="#000000" style:font-name="Georgia" fo:font-size="10.5pt" fo:background-color="transparent" style:font-size-asian="10.5pt" style:font-size-complex="10.5pt"/>
    </style:style>
    <style:style style:name="P11" style:family="paragraph" style:parent-style-name="Standard">
      <style:paragraph-properties fo:margin-top="0in" fo:margin-bottom="0in" fo:line-height="100%"/>
      <style:text-properties fo:font-size="10.5pt" style:font-size-asian="10.5pt" style:font-size-complex="10.5pt"/>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font-size="10.5pt" fo:font-weight="bold" style:font-size-asian="10.5pt" style:font-weight-asian="bold" style:font-name-complex="Times New Roman1" style:font-size-complex="10.5pt"/>
    </style:style>
    <style:style style:name="T6" style:family="text">
      <style:text-properties style:font-name="Georgia" fo:font-size="10.5pt" fo:font-weight="bold" style:font-size-asian="10.5pt" style:font-weight-asian="bold" style:font-size-complex="10.5pt" style:font-weight-complex="bold"/>
    </style:style>
    <style:style style:name="T7" style:family="text">
      <style:text-properties style:font-name="Georgia" fo:font-size="10.5pt" style:font-size-asian="10.5pt" style:font-name-complex="Times New Roman1" style:font-size-complex="10.5pt"/>
    </style:style>
    <style:style style:name="T8" style:family="text">
      <style:text-properties style:font-name="Georgia" fo:font-size="10.5pt" style:font-size-asian="10.5pt" style:font-size-complex="10.5pt"/>
    </style:style>
    <style:style style:name="T9" style:family="text">
      <style:text-properties style:font-name="Georgia" fo:font-size="10.5pt" style:text-underline-style="solid" style:text-underline-width="auto" style:text-underline-color="font-color" style:font-size-asian="10.5pt" style:font-size-complex="10.5pt"/>
    </style:style>
    <style:style style:name="T10"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11" style:family="text">
      <style:text-properties fo:color="#000000" fo:language="none" fo:country="none" style:text-underline-style="solid" style:text-underline-width="auto" style:text-underline-color="font-color" fo:background-color="transparent" style:font-name-asian="Georgia" style:language-asian="none" style:country-asian="none" style:font-name-complex="Georgia" style:language-complex="none" style:country-complex="none"/>
    </style:style>
    <style:style style:name="T12" style:family="text">
      <style:text-properties fo:color="#000000" style:font-name="Georgia"/>
    </style:style>
    <style:style style:name="T13"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4"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5" style:family="text">
      <style:text-properties fo:color="#000000" style:font-name="Georgia" fo:language="none" fo:country="none" style:font-name-asian="Georgia" style:language-asian="none" style:country-asian="none" style:font-name-complex="Georgia" style:language-complex="none" style:country-complex="none"/>
    </style:style>
    <style:style style:name="T16" style:family="text">
      <style:text-properties fo:color="#000000"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7" style:family="text">
      <style:text-properties fo:color="#000000" style:font-name="Georgia" fo:font-weight="bold" style:font-weight-asian="bold" style:font-weight-complex="bold"/>
    </style:style>
    <style:style style:name="T18" style:family="text">
      <style:text-properties fo:color="#000000" style:font-name="Georgia" style:text-underline-style="solid" style:text-underline-width="auto" style:text-underline-color="font-color"/>
    </style:style>
    <style:style style:name="T19" style:family="text">
      <style:text-properties fo:color="#000000" style:text-position="super 58%" style:font-name="Georgia"/>
    </style:style>
    <style:style style:name="T20" style:family="text">
      <style:text-properties style:text-underline-style="solid" style:text-underline-width="auto" style:text-underline-color="font-color"/>
    </style:style>
    <style:style style:name="T21" style:family="text">
      <style:text-properties fo:font-style="italic" style:text-underline-style="solid" style:text-underline-width="auto" style:text-underline-color="font-color"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rt Has Issues</text:p>
      <text:p text:style-name="P1"/>
      <text:p text:style-name="P2"><text:span text:style-name="T1">Read:</text:span><text:span text:style-name="T3"> Mark 10:46-52 </text:span></text:p>
      <text:p text:style-name="P3"/>
      <text:p text:style-name="P6"><text:span text:style-name="T5">Text:</text:span><text:span text:style-name="T7"> </text:span><text:span text:style-name="T13">Jeremiah 29:12 “Then shall ye call upon me, and ye shall go and pray unto me, and I will hearken unto you.”</text:span></text:p>
      <text:p text:style-name="P7"/>
      <text:h text:style-name="P5" text:outline-level="3"><text:span text:style-name="T1">Introduction:</text:span><text:span text:style-name="T3"> </text:span></text:h>
      <text:p text:style-name="P8"/>
      <text:p text:style-name="P8"><text:span text:style-name="T2">Issue #1</text:span> <text:span text:style-name="T20">He was totally blind</text:span>. Bartimaeus had never seen a sunrise or a sunset. He had never beheld the face of his mother or father. He didn't know or understand colors. He didn't know the difference between light and darkness. </text:p>
      <text:p text:style-name="P8"><text:s text:c="2"/>Peter equates being blind to being lost. In Revelation 3 Jesus tells the church of Laodiceans that they have decieved themselves into thinking that they are righteous but that they are actually: “...<text:span text:style-name="T10">wretched, and miserable, and poor, and </text:span><text:span text:style-name="T11">blind</text:span><text:span text:style-name="T10">, and naked.” Do you know anyone who is spiritually blind. You talk of Jesus and heaven and they just think it is some sort of mystical pipe dream. You clearly and carefully explain the plan of salvation and they say: “whatever” and walk away. <text:s/>They can't see what you see because they are blind. It will take a touch of God to open their eyes. Peter also tells us that God “hath called you out of darkness into his marvelous light:” Bart was in total darkness. Do you recall when your eyes were opened? Do <text:s/>you remember when your darkness was replaced with God's marvelous light?</text:span></text:p>
      <text:p text:style-name="P8"><text:span text:style-name="T10"><text:s text:c="2"/>Instead of being frustrated that our lost friends don't seem to want to be saved...perhaps we need to be patient with those who are blind. Pray that God will open their eyes.</text:span></text:p>
      <text:p text:style-name="P8"><text:span text:style-name="T2">Issue #2</text:span> <text:span text:style-name="T20">He was a beggar</text:span>...his income depended on the whim of others. He spent his days trying to get sympathy from others. The only way to be successful, for Bart, was to try to determine what sort of appeal would work best to get someone to reach into their pocket and produce a coin (hopefully a large one). As people came along he tried to determine if his face was sad enough, would tears be helpful or was that too much. And don't ever appear happy. An accidental smile might indicate that things are going well and that might cost him the sympathy that produced his living. A large measure of deceit was necessary for him to be successful.</text:p>
      <text:p text:style-name="P8"><text:span text:style-name="T2">Issue #3</text:span> <text:span text:style-name="T20">He was belittled</text:span>. The noise of the crowd indicated that some-thing unusual was happening. When he inquired he learned that Jesus was coming this way. As he began to cry out <text:span text:style-name="T21">he was told what he couldn't do</text:span>. Someone told him to shut up. “Jesus is busy...too busy for the likes of you.” “You're just a beggar...what could you possibly do to deserve the attention of someone like Him?” “Be quiet...my needs are more important than yours, I came a long way to see Jesus and you're spoiling my</text:p>
      <text:p text:style-name="P8">moment.” “Look at how you're dressed. No one should be hollering for Jesus dressed like you do.” </text:p>
      <text:p text:style-name="P8"><text:span text:style-name="T2">Issue #4</text:span> <text:span text:style-name="T20">He was hindered</text:span>. Not only was he told what he couldn't do... <text:span text:style-name="T21">He was told what he shouldn't do</text:span>.“You shouldn't be so loud.” “You are an embarrassment.” “There are important people in this crowd and you're not one of them. You should know your place. Sit down and shut up and don't bother <text:s/>the master.” </text:p>
      <text:p text:style-name="P9"><text:span text:style-name="T6">Issue #5</text:span><text:span text:style-name="T8"> </text:span><text:span text:style-name="T9">He was heard</text:span><text:span text:style-name="T8">. Despite those who belittled and hindered him; he didn't give up and so; over the din of the crowd Jesus heard his cry. The psalmist said in </text:span><text:span text:style-name="T13">145:19 “He will fulfill the desire of them that fear him: he also will hear their cry...” No matter how it seems God cannot lie and He has promised to hear your cry. He heard when Bart cried out: “Jesus, </text:span><text:span text:style-name="T14">thou</text:span><text:span text:style-name="T13"> Son of David, have mercy on me.” At first Bart was unsure if He had heard so he cried our over and over: “Jesus, </text:span><text:span text:style-name="T14">thou</text:span><text:span text:style-name="T13"> Son of David, have mercy on me.” Jesus suddenly stops and says: “Bring that man to me.” Can I say, this morning, Call out to Jesus and keep calling until He responds. </text:span></text:p>
      <text:p text:style-name="P11"><text:span text:style-name="T17">Issue #6</text:span><text:span text:style-name="T12"> </text:span><text:span text:style-name="T18">He was filthy</text:span><text:span text:style-name="T12">. In the 50</text:span><text:span text:style-name="T19">th</text:span><text:span text:style-name="T12"> verse we read that when he came to Jesus he cast away his garment. What garment? The one that identified him as a beggar. It was filthy and stunk on purpose. Does it surprise you to know that we live in a world where sinful people are not ignorant of their status. They choose to be filthy. They love their sin and therefore they are not upset at all that their sin has made them filthy. The first thing that a person will do when responding to the call of Christ is to cast off the filthy garments of sin.</text:span></text:p>
      <text:p text:style-name="P11"><text:span text:style-name="T17">Issue #7</text:span><text:span text:style-name="T12"> </text:span><text:span text:style-name="T18">He was aimless</text:span><text:span text:style-name="T12">. When Jesus told him: “ </text:span><text:span text:style-name="T15">Go thy way...” He had been blind and therefore couldn't know how to get back to his old place of residence without help. <text:s/>The scripture says: “...he received his sight, and followed Jesus in the way.” He choose to make Jesus's way: his way. When a blind person cries out to Jesus and responds to His call. He will finally have a life with purpose and direction.</text:span></text:p>
      <text:p text:style-name="P11"><text:span text:style-name="T15"/></text:p>
      <text:p text:style-name="P11"><text:span text:style-name="T16">Conclude:</text:span><text:span text:style-name="T15"> We live in a world of blind/lost people. If you are not one, because you have received and responded to the call of Christ, you certainly know many spiritually blind people. </text:span></text:p>
      <text:p text:style-name="P11"><text:span text:style-name="T15"><text:s text:c="2"/>Here is what we need to do: don't ignore the cry of those who need Jesus. They may not be very polished in the way that they express their need but they definitely need help in coming to Jesus. Are you willing to guide the blind ones to Jesus. </text:span></text:p>
      <text:p text:style-name="P10"><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8</meta:editing-cycles>
    <meta:creation-date>2014-03-28T17:34:00</meta:creation-date>
    <dc:date>2017-11-25T14:23:14.35</dc:date>
    <meta:editing-duration>P2DT21H7M6S</meta:editing-duration>
    <meta:generator>OpenOffice/4.1.3$Win32 OpenOffice.org_project/413m1$Build-9783</meta:generator>
    <meta:document-statistic meta:table-count="0" meta:image-count="0" meta:object-count="0" meta:page-count="1" meta:paragraph-count="16" meta:word-count="929" meta:character-count="49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